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ackground-color="#000000">
        <style:background-image/>
      </style:paragraph-properties>
    </style:style>
    <style:style style:name="P2" style:family="paragraph" style:parent-style-name="Standard">
      <style:paragraph-properties fo:background-color="#000000">
        <style:background-image/>
      </style:paragraph-properties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FundFind - Exploring scholarly funding opportunities<text:tab/><text:tab/><text:tab/><text:tab/><text:tab/>Emanuil Tolev<text:tab/><text:tab/>093762568<text:tab/>BSc<text:tab/>2013</text:p>
      <text:p text:style-name="P1"/>
      <text:p text:style-name="Standard"/>
      <text:p text:style-name="Standard"/>
      <text:p text:style-name="P2"/>
      <text:p text:style-name="P2"><text:tab/>FundFind - Exploring scholarly funding opportunities<text:tab/><text:tab/><text:tab/><text:tab/><text:tab/>Emanuil Tolev<text:tab/><text:tab/>093762568<text:tab/>BSc<text:tab/>201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22:28:53</meta:creation-date>
    <dc:date>2013-04-24T22:36:50</dc:date>
    <meta:editing-duration>P0D</meta:editing-duration>
    <meta:editing-cycles>1</meta:editing-cycles>
    <meta:document-statistic meta:table-count="0" meta:image-count="0" meta:object-count="0" meta:page-count="1" meta:paragraph-count="2" meta:word-count="22" meta:character-count="182" meta:non-whitespace-character-count="150"/>
    <meta:generator>LibreOffice/3.5$Linux_X86_64 LibreOffice_project/350m1$Build-2</meta:generator>
  </office:meta>
</office:document-meta>
</file>